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2.5516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2.5945in"/>
    </style:style>
    <style:style style:name="co6" style:family="table-column">
      <style:table-column-properties fo:break-before="auto" style:column-width="2.5902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2.0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374in" fo:break-before="auto" style:use-optimal-row-height="false"/>
    </style:style>
    <style:style style:name="ro3" style:family="table-row">
      <style:table-row-properties style:row-height="1.5752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Test Description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dConfirm</text:p>
          </table:table-cell>
          <table:table-cell office:value-type="string" calcext:value-type="string">
            <text:p>Expected Result</text:p>
          </table:table-cell>
          <table:table-cell table:style-name="Default" office:value-type="string" calcext:value-type="string">
            <text:p>Actual Result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table:style-name="ce1" office:value-type="string" calcext:value-type="string">
            <text:p>First name &gt; 256 characters (300 characters used)</text:p>
          </table:table-cell>
          <table:table-cell table:style-name="ce1" office:value-type="string" calcext:value-type="string">
            <text:p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  <text:p/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001@aol.com" xlink:type="simple">random_email001@aol.com</text:a></text:p>
          </table:table-cell>
          <table:table-cell office:value-type="string" calcext:value-type="string">
            <text:p>password12PASSWORD</text:p>
          </table:table-cell>
          <table:table-cell table:style-name="ce2" office:value-type="string" calcext:value-type="string">
            <text:p>password12PASSWORD</text:p>
          </table:table-cell>
          <table:table-cell office:value-type="string" calcext:value-type="string">
            <text:p>“First name is too long.” </text:p>
          </table:table-cell>
          <table:table-cell office:value-type="string" calcext:value-type="string">
            <text:p>“First name is too long.“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string" calcext:value-type="string">
            <text:p>Last name &gt; 256 characters (300 characters used)</text:p>
          </table:table-cell>
          <table:table-cell office:value-type="string" calcext:value-type="string">
            <text:p>Bobby</text:p>
          </table:table-cell>
          <table:table-cell table:style-name="ce1" office:value-type="string" calcext:value-type="string">
            <text:p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  <table:table-cell office:value-type="string" calcext:value-type="string">
            <text:p><text:a xlink:href="mailto:random_email002@aol.com" xlink:type="simple">random_email002@aol.com</text:a></text:p>
          </table:table-cell>
          <table:table-cell table:number-columns-repeated="2" table:style-name="ce2" office:value-type="string" calcext:value-type="string">
            <text:p>password12PASSWORD</text:p>
          </table:table-cell>
          <table:table-cell office:value-type="string" calcext:value-type="string">
            <text:p>“Last name is too long.”</text:p>
          </table:table-cell>
          <table:table-cell office:value-type="string" calcext:value-type="string">
            <text:p>“Please confirm your email at random_email002@aol.com to login.”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Password &lt; 8 characters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004@aol.com" xlink:type="simple">random_email004@aol.com</text:a></text:p>
          </table:table-cell>
          <table:table-cell table:number-columns-repeated="2" office:value-type="string" calcext:value-type="string">
            <text:p>ab12AB</text:p>
          </table:table-cell>
          <table:table-cell table:style-name="ce1" office:value-type="string" calcext:value-type="string">
            <text:p>“Password must be between 8 and 128 characters.”</text:p>
          </table:table-cell>
          <table:table-cell office:value-type="string" calcext:value-type="string">
            <text:p>“Password must be between 8 and 128 characters.”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Password &gt; 128 characters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005@aol.com" xlink:type="simple">random_email005@aol.com</text:a></text:p>
          </table:table-cell>
          <table:table-cell table:number-columns-repeated="2" table:style-name="ce1" office:value-type="string" calcext:value-type="string">
            <text:p>a1Aa1Aa1Aa1Aa1Aa1Aa1Aa1Aa1Aa1Aa1Aa1Aa1Aa1Aa1Aa1Aa1Aa1Aa1Aa1Aa1Aa1Aa1Aa1Aa1Aa1Aa1Aa1Aa1Aa1Aa1Aa1Aa1Aa1Aa1Aa1Aa1Aa1Aa1Aa1Aa1Aa1Aa1Aa1Aa1Aa1Aa1Aa1Aa1Aa1Aa1A</text:p>
          </table:table-cell>
          <table:table-cell table:number-columns-repeated="2" table:style-name="ce3" office:value-type="string" calcext:value-type="string">
            <text:p>“Password must be between 8 and 128 characters.”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Passwords don't match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006@aol.com" xlink:type="simple">random_email006@aol.com</text:a></text:p>
          </table:table-cell>
          <table:table-cell office:value-type="string" calcext:value-type="string">
            <text:p>password123</text:p>
          </table:table-cell>
          <table:table-cell office:value-type="string" calcext:value-type="string">
            <text:p>password456</text:p>
          </table:table-cell>
          <table:table-cell table:style-name="ce1" office:value-type="string" calcext:value-type="string">
            <text:p>“Passwords do not match.”</text:p>
          </table:table-cell>
          <table:table-cell table:style-name="Default" office:value-type="string" calcext:value-type="string">
            <text:p>“Passwords do not match.”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Invalid password content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007@aol.com" xlink:type="simple">random_email007@aol.com</text:a></text:p>
          </table:table-cell>
          <table:table-cell table:number-columns-repeated="2" office:value-type="string" calcext:value-type="string">
            <text:p>passwordpassword</text:p>
          </table:table-cell>
          <table:table-cell table:style-name="ce1" office:value-type="string" calcext:value-type="string">
            <text:p>“Password must contain a mix of letters and numbers. No special characters. Between 8-128 characters”</text:p>
          </table:table-cell>
          <table:table-cell office:value-type="string" calcext:value-type="string">
            <text:p>“Password must contain a mix of letters and numbers. No special characters. Between 8-128 characters”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User exists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curran@oswego.edu" xlink:type="simple">rcurran@oswego.edu</text:a></text:p>
          </table:table-cell>
          <table:table-cell table:number-columns-repeated="2" office:value-type="string" calcext:value-type="string">
            <text:p>password12PASSWORD</text:p>
          </table:table-cell>
          <table:table-cell table:number-columns-repeated="2" office:value-type="string" calcext:value-type="string">
            <text:p>“This user already exists.”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8:24:19.786407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1:28:23.547533976</meta:creation-date>
    <dc:date>2016-04-20T20:40:44.952077054</dc:date>
    <meta:editing-duration>PT19M9S</meta:editing-duration>
    <meta:editing-cycles>3</meta:editing-cycles>
    <meta:generator>LibreOffice/4.2.8.2$Linux_X86_64 LibreOffice_project/420m0$Build-2</meta:generator>
    <meta:document-statistic meta:table-count="1" meta:cell-count="72" meta:object-count="0"/>
  </office:meta>
</office:document-meta>
</file>